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5faf" officeooo:paragraph-rsid="000f5faf"/>
    </style:style>
    <style:style style:name="P2" style:family="paragraph" style:parent-style-name="Standard">
      <style:text-properties officeooo:rsid="0010c642" officeooo:paragraph-rsid="0010c642"/>
    </style:style>
    <style:style style:name="P3" style:family="paragraph" style:parent-style-name="Standard">
      <style:text-properties officeooo:rsid="0010f3db" officeooo:paragraph-rsid="0010f3db"/>
    </style:style>
    <style:style style:name="P4" style:family="paragraph" style:parent-style-name="Standard">
      <style:text-properties officeooo:rsid="001145df" officeooo:paragraph-rsid="001145df"/>
    </style:style>
    <style:style style:name="P5" style:family="paragraph" style:parent-style-name="Standard">
      <style:text-properties officeooo:rsid="00131be8" officeooo:paragraph-rsid="00131be8"/>
    </style:style>
    <style:style style:name="T1" style:family="text">
      <style:text-properties officeooo:rsid="00131b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objective of the project is to build an multiplayer, interactive battleship game to excite middle school students about the field of computer science. Secondary to this 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P1"/>
      <text:p text:style-name="P4">Deliverable 2</text:p>
      <text:p text:style-name="P4">- Create a UML class diagram of the battleship server</text:p>
      <text:p text:style-name="P4">- Create a document explaining the diagram in more detail</text:p>
      <text:p text:style-name="P4">- Update time sheet</text:p>
      <text:p text:style-name="P4"/>
      <text:p text:style-name="P4">Deliverable 3</text:p>
      <text:p text:style-name="P4">- Create test plan for battleship server</text:p>
      <text:p text:style-name="P4">- Update time sheet</text:p>
      <text:p text:style-name="P4"/>
      <text:p text:style-name="P4">Deliverable 4</text:p>
      <text:p text:style-name="P4">- Code battleship server</text:p>
      <text:p text:style-name="P4"><text:s text:c="2"/>- <text:span text:style-name="T1">Code game setup part of BG protocol</text:span></text:p>
      <text:p text:style-name="P4"><text:s text:c="2"/>- <text:span text:style-name="T1">Code game play part of BG protocol</text:span></text:p>
      <text:p text:style-name="P4">- Test battleship server, creating test report for each test performed</text:p>
      <text:p text:style-name="P4">- Update time sheet</text:p>
      <text:p text:style-name="P4"/>
      <text:p text:style-name="P4">Deliverable 5</text:p>
      <text:p text:style-name="P4">- Create GUI design mock-up</text:p>
      <text:p text:style-name="P4">- Write design document for customer</text:p>
      <text:p text:style-name="P4">- Write design document for future programmers</text:p>
      <text:p text:style-name="P4">- <text:span text:style-name="T1">Update time sheet</text:span></text:p>
      <text:p text:style-name="P4"/>
      <text:p text:style-name="P4">Deliverable 6</text:p>
      <text:p text:style-name="P4">- <text:span text:style-name="T1">Code battleship client</text:span></text:p>
      <text:p text:style-name="P4"><text:s text:c="2"/>- <text:span text:style-name="T1">Code text-based client with user manually issuing server commands</text:span></text:p>
      <text:p text:style-name="P4"><text:s text:c="2"/>- <text:span text:style-name="T1">Code graphical client that automatically issues server commands</text:span></text:p>
      <text:p text:style-name="P4"><text:s text:c="2"/>- <text:span text:style-name="T1">Add graphical polish such as explosion or splash animations</text:span></text:p>
      <text:p text:style-name="P4"><text:s text:c="2"/>- <text:span text:style-name="T1">Add sound effects</text:span></text:p>
      <text:p text:style-name="P4">- <text:span text:style-name="T1">Update time sheet</text:span></text:p>
      <text:p text:style-name="P4"/>
      <text:p text:style-name="P4">Deliverable 7</text:p>
      <text:p text:style-name="P4">- <text:span text:style-name="T1">Write postmortem commentary</text:span></text:p>
      <text:p text:style-name="P4"/>
      <text:p text:style-name="P5">Deliverable 2 comes first, follows above flow</text:p>
      <text:p text:style-name="P5">GUI design can be done at same time as server coding</text:p>
      <text:p text:style-name="P5">Test plan can at same time as GUI design and server coding</text:p>
      <text:p text:style-name="P5">- Server coding follows flow from above</text:p>
      <text:p text:style-name="P5">Test the server</text:p>
      <text:p text:style-name="P5">- GUI design before design document for customer before doc for future programmers</text:p>
      <text:p text:style-name="P5">Update time sheet</text:p>
      <text:p text:style-name="P5">Deliverable 6</text:p>
      <text:p text:style-name="P5">- First text based, then graphical</text:p>
      <text:p text:style-name="P5"><text:soft-page-break/>- Adding graphics + sound effects can be done at same time<text:line-break/>- Update time sheet</text:p>
      <text:p text:style-name="P5">Deliverable 7</text:p>
      <text:p text:style-name="P5"/>
      <text:p text:style-name="P1"/>
      <text:p text:style-name="P2">Risk Analysis:</text:p>
      <text:p text:style-name="P2"/>
      <text:p text:style-name="P2">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P2"/>
      <text:p text:style-name="P3">As with any software development project, there is a risk that our work becomes accidentally deleted. 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1:32:15.154307699</meta:creation-date>
    <dc:date>2017-01-17T12:10:39.247303138</dc:date>
    <meta:editing-duration>PT38M21S</meta:editing-duration>
    <meta:editing-cycles>8</meta:editing-cycles>
    <meta:generator>LibreOffice/4.3.7.2$Linux_X86_64 LibreOffice_project/430$Build-2</meta:generator>
    <meta:document-statistic meta:table-count="0" meta:image-count="0" meta:object-count="0" meta:page-count="2" meta:paragraph-count="42" meta:word-count="515" meta:character-count="2936" meta:non-whitespace-character-count="2451"/>
  </office:meta>
</office:document-meta>
</file>